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reeSans" svg:font-family="FreeSans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12cm" fo:min-width="1.49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fo:min-height="1.273cm"/>
      <style:paragraph-properties style:writing-mode="lr-tb"/>
    </style:style>
    <style:style style:name="gr3" style:family="graphic" style:parent-style-name="objectwithoutfill">
      <style:graphic-properties svg:stroke-width="0.028cm" svg:stroke-color="#000000" draw:marker-start-width="0.242cm" draw:marker-end="Arrowheads_20_1" draw:marker-end-width="0.342cm" svg:stroke-linecap="butt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12cm" fo:min-width="1.791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0.356cm"/>
      <style:paragraph-properties style:writing-mode="lr-tb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03cm" fo:min-width="1.791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46cm" fo:min-width="1.791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0.3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75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46cm" fo:min-width="1.874cm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fo:min-height="0.145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46cm" fo:min-width="1.859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8% 58%" fo:font-size="9pt" style:font-size-asian="9pt" style:font-size-complex="9pt"/>
    </style:style>
    <style:style style:name="T3" style:family="text">
      <style:text-properties style:text-position="-8% 58%" style:font-name="Liberation Sans2" fo:font-size="9pt" style:font-name-asian="Liberation Sans2" style:font-size-asian="9pt" style:font-name-complex="Liberation Sans2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1" style:font-size-asian="8pt" style:font-style-asian="normal" style:font-weight-asian="bold" style:font-name-complex="FreeSans" style:font-size-complex="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position="-8% 58%" style:font-name="Liberation Sans2" fo:font-size="9pt" fo:font-weight="bold" style:font-name-asian="Liberation Sans2" style:font-size-asian="9pt" style:font-weight-asian="bold" style:font-name-complex="Liberation Sans2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18cm" svg:height="1.09cm" svg:x="0.768cm" svg:y="0.58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163cm" svg:height="1.523cm" svg:x="0.685cm" svg:y="0.72cm">
          <draw:text-box>
            <text:p text:style-name="P2"><text:span text:style-name="T1">PMT signal (ADC count)</text:span></text:p>
          </draw:text-box>
        </draw:frame>
        <draw:line draw:style-name="gr3" draw:text-style-name="P1" draw:layer="layout" svg:x1="3.105cm" svg:y1="1.166cm" svg:x2="5.004cm" svg:y2="1.166cm">
          <text:p/>
        </draw:line>
        <draw:frame draw:style-name="gr4" draw:text-style-name="P3" draw:layer="layout" svg:width="1.782cm" svg:height="0.887cm" svg:x="3.077cm" svg:y="0.616cm">
          <draw:text-box>
            <text:p text:style-name="P2"><text:span text:style-name="T1">Gain</text:span></text:p>
          </draw:text-box>
        </draw:frame>
        <draw:custom-shape draw:style-name="gr5" draw:text-style-name="P1" draw:layer="layout" svg:width="2.319cm" svg:height="1.09cm" svg:x="5.261cm" svg:y="0.59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51cm" svg:height="1.523cm" svg:x="5.088cm" svg:y="0.687cm">
          <draw:text-box>
            <text:p text:style-name="P2"><text:span text:style-name="T1">PMT charge (photoelectrons)</text:span></text:p>
          </draw:text-box>
        </draw:frame>
        <draw:line draw:style-name="gr3" draw:text-style-name="P1" draw:layer="layout" svg:x1="11.503cm" svg:y1="2.165cm" svg:x2="11.503cm" svg:y2="3.618cm">
          <text:p/>
        </draw:line>
        <draw:frame draw:style-name="gr4" draw:text-style-name="P3" draw:layer="layout" svg:width="1.782cm" svg:height="0.887cm" svg:x="7.978cm" svg:y="0.617cm">
          <draw:text-box>
            <text:p text:style-name="P2"><text:span text:style-name="T1">Sum</text:span></text:p>
          </draw:text-box>
        </draw:frame>
        <draw:frame draw:style-name="gr6" draw:text-style-name="P3" draw:layer="layout" svg:width="2.163cm" svg:height="0.606cm" svg:x="0.66cm" svg:y="1.673cm">
          <draw:text-box>
            <text:p text:style-name="P2"><text:span text:style-name="T1">192x</text:span></text:p>
          </draw:text-box>
        </draw:frame>
        <draw:frame draw:style-name="gr6" draw:text-style-name="P3" draw:layer="layout" svg:width="2.163cm" svg:height="0.606cm" svg:x="5.361cm" svg:y="1.673cm">
          <draw:text-box>
            <text:p text:style-name="P2"><text:span text:style-name="T1">192x</text:span></text:p>
          </draw:text-box>
        </draw:frame>
        <draw:custom-shape draw:style-name="gr7" draw:text-style-name="P1" draw:layer="layout" svg:width="2.319cm" svg:height="1.308cm" svg:x="10.361cm" svg:y="0.59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05cm" svg:height="1.523cm" svg:x="10.142cm" svg:y="0.654cm">
          <draw:text-box>
            <text:p text:style-name="P2"><text:span text:style-name="T1">Total nominal charge (photoelectrons)</text:span></text:p>
          </draw:text-box>
        </draw:frame>
        <draw:line draw:style-name="gr3" draw:text-style-name="P1" draw:layer="layout" svg:x1="8.011cm" svg:y1="1.153cm" svg:x2="9.91cm" svg:y2="1.153cm">
          <text:p/>
        </draw:line>
        <draw:frame draw:style-name="gr4" draw:text-style-name="P3" draw:layer="layout" svg:width="1.782cm" svg:height="0.887cm" svg:x="9.878cm" svg:y="2.318cm">
          <draw:text-box>
            <text:p text:style-name="P2"><text:span text:style-name="T1">Energy</text:span></text:p>
            <text:p text:style-name="P2"><text:span text:style-name="T1">scale</text:span></text:p>
          </draw:text-box>
        </draw:frame>
        <draw:custom-shape draw:style-name="gr8" draw:text-style-name="P1" draw:layer="layout" svg:width="2.319cm" svg:height="1.024cm" svg:x="10.362cm" svg:y="3.88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05cm" svg:height="1.523cm" svg:x="10.143cm" svg:y="3.947cm">
          <draw:text-box>
            <text:p text:style-name="P2"><text:span text:style-name="T1">Raw energy</text:span></text:p>
            <text:p text:style-name="P2"><text:span text:style-name="T1">E</text:span><text:span text:style-name="T2">raw</text:span></text:p>
          </draw:text-box>
        </draw:frame>
        <draw:frame draw:style-name="gr2" draw:text-style-name="P3" draw:layer="layout" svg:width="2.608cm" svg:height="1.523cm" svg:x="7.878cm" svg:y="3.618cm">
          <draw:text-box>
            <text:p text:style-name="P2"><text:span text:style-name="T1">Nonuniformity</text:span><text:span text:style-name="T1"><text:line-break/></text:span><text:span text:style-name="T1">correction</text:span></text:p>
            <text:p text:style-name="P2"><text:span text:style-name="T1"/></text:p>
            <text:p text:style-name="P2"><text:span text:style-name="T1">(position, time)</text:span></text:p>
          </draw:text-box>
        </draw:frame>
        <draw:line draw:style-name="gr3" draw:text-style-name="P1" draw:layer="layout" svg:x1="10.109cm" svg:y1="4.454cm" svg:x2="7.911cm" svg:y2="4.454cm">
          <text:p/>
        </draw:line>
        <draw:custom-shape draw:style-name="gr8" draw:text-style-name="P1" draw:layer="layout" svg:width="2.319cm" svg:height="1.024cm" svg:x="5.362cm" svg:y="3.88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05cm" svg:height="1.523cm" svg:x="5.144cm" svg:y="3.948cm">
          <draw:text-box>
            <text:p text:style-name="P2"><text:span text:style-name="T1">Reconstructed energy E</text:span><text:span text:style-name="T2">rec</text:span></text:p>
          </draw:text-box>
        </draw:frame>
        <draw:frame draw:style-name="gr2" draw:text-style-name="P3" draw:layer="layout" svg:width="2.608cm" svg:height="1.841cm" svg:x="2.878cm" svg:y="3.219cm">
          <draw:text-box>
            <text:p text:style-name="P2"><text:span text:style-name="T1">Electronics nonlinearity</text:span></text:p>
            <text:p text:style-name="P2"><text:span text:style-name="T1">correction</text:span></text:p>
            <text:p text:style-name="P2"><text:span text:style-name="T1"/></text:p>
            <text:p text:style-name="P2"><text:span text:style-name="T1"/></text:p>
          </draw:text-box>
        </draw:frame>
        <draw:line draw:style-name="gr3" draw:text-style-name="P1" draw:layer="layout" svg:x1="5.109cm" svg:y1="4.455cm" svg:x2="2.911cm" svg:y2="4.455cm">
          <text:p/>
        </draw:line>
        <draw:custom-shape draw:style-name="gr8" draw:text-style-name="P1" draw:layer="layout" svg:width="2.319cm" svg:height="1.024cm" svg:x="0.363cm" svg:y="3.88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05cm" svg:height="1.523cm" svg:x="0.145cm" svg:y="3.942cm">
          <draw:text-box>
            <text:p text:style-name="P2"><text:span text:style-name="T1">Visible energy</text:span><text:span text:style-name="T1"><text:line-break/></text:span><text:span text:style-name="T1">E</text:span><text:span text:style-name="T2">vis</text:span></text:p>
          </draw:text-box>
        </draw:frame>
        <draw:line draw:style-name="gr3" draw:text-style-name="P1" draw:layer="layout" svg:x1="3.005cm" svg:y1="7.455cm" svg:x2="5.926cm" svg:y2="7.455cm">
          <text:p/>
        </draw:line>
        <draw:frame draw:style-name="gr9" draw:text-style-name="P3" draw:layer="layout" svg:width="1.896cm" svg:height="0.569cm" svg:x="3.331cm" svg:y="6.935cm">
          <draw:text-box>
            <text:p text:style-name="P2"><text:span text:style-name="T1">Kinematics</text:span></text:p>
          </draw:text-box>
        </draw:frame>
        <draw:frame draw:style-name="gr10" draw:text-style-name="P3" draw:layer="layout" svg:width="3.191cm" svg:height="0.925cm" svg:x="2.786cm" svg:y="7.475cm">
          <draw:text-box>
            <text:p text:style-name="P2"><text:span text:style-name="T1">E</text:span><text:span text:style-name="T3">ν</text:span><text:span text:style-name="T1"> = E</text:span><text:span text:style-name="T2">dep</text:span><text:span text:style-name="T1"> + 0.8 MeV</text:span></text:p>
          </draw:text-box>
        </draw:frame>
        <draw:custom-shape draw:style-name="gr11" draw:text-style-name="P1" draw:layer="layout" svg:width="2.402cm" svg:height="1.024cm" svg:x="6.06cm" svg:y="7.0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805cm" svg:height="1.523cm" svg:x="5.842cm" svg:y="7.077cm">
          <draw:text-box>
            <text:p text:style-name="P4"><text:span text:style-name="T4">Neutrino energy E</text:span><text:span text:style-name="T5">ν</text:span></text:p>
          </draw:text-box>
        </draw:frame>
        <draw:line draw:style-name="gr3" draw:text-style-name="P1" draw:layer="layout" svg:x1="2.206cm" svg:y1="5.194cm" svg:x2="2.206cm" svg:y2="6.647cm">
          <text:p/>
        </draw:line>
        <draw:frame draw:style-name="gr12" draw:text-style-name="P3" draw:layer="layout" svg:width="2.608cm" svg:height="1.205cm" svg:x="-0.122cm" svg:y="5.22cm">
          <draw:text-box>
            <text:p text:style-name="P2"><text:span text:style-name="T1">Scintillator nonlinearity</text:span></text:p>
            <text:p text:style-name="P2"><text:span text:style-name="T1">correction</text:span></text:p>
          </draw:text-box>
        </draw:frame>
        <draw:custom-shape draw:style-name="gr13" draw:text-style-name="P1" draw:layer="layout" svg:width="2.387cm" svg:height="1.024cm" svg:x="0.364cm" svg:y="6.97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05cm" svg:height="1.523cm" svg:x="0.146cm" svg:y="7.036cm">
          <draw:text-box>
            <text:p text:style-name="P2"><text:span text:style-name="T1">Deposited energy</text:span><text:span text:style-name="T1"><text:line-break/></text:span><text:span text:style-name="T1">E</text:span><text:span text:style-name="T2">dep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reeSans" svg:font-family="FreeSans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208cm" fo:page-height="8.2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30T19:07:21.848881892</meta:creation-date>
    <meta:editing-cycles>6</meta:editing-cycles>
    <meta:editing-duration>PT58M21S</meta:editing-duration>
    <dc:date>2021-07-01T12:06:16.156679425</dc:date>
    <meta:generator>LibreOffice/7.1.4.2$Linux_X86_64 LibreOffice_project/10$Build-2</meta:generator>
    <meta:document-statistic meta:object-count="33"/>
  </office:meta>
</office:document-meta>
</file>